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assus" svg:font-family="Lassu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ken by Vultures Demo" svg:font-family="'Taken by Vultures Demo'" style:font-pitch="variable"/>
    <style:font-face style:name="Thesignature" svg:font-family="Thesignature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P1" style:family="paragraph">
      <style:paragraph-properties fo:text-align="center"/>
      <style:text-properties style:font-name="Thesignature"/>
    </style:style>
    <style:style style:name="P2" style:family="paragraph">
      <loext:graphic-properties draw:fill="none" draw:fill-color="#ffffff"/>
      <style:paragraph-properties fo:text-align="center"/>
      <style:text-properties style:font-name="Thesignature"/>
    </style:style>
    <style:style style:name="T1" style:family="text">
      <style:text-properties style:font-name="Thesignature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5.08cm" svg:x="1cm" svg:y="11.477cm">
          <draw:text-box>
            <text:p text:style-name="P1"><text:span text:style-name="T1">Harley Glayz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assus" svg:font-family="Lassu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ken by Vultures Demo" svg:font-family="'Taken by Vultures Demo'" style:font-pitch="variable"/>
    <style:font-face style:name="Thesignature" svg:font-family="Thesignature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0:46:06.466795845</meta:creation-date>
    <dc:date>2024-01-01T10:49:33.033780932</dc:date>
    <meta:editing-duration>PT3M27S</meta:editing-duration>
    <meta:editing-cycles>1</meta:editing-cycles>
    <meta:document-statistic meta:object-count="1"/>
    <meta:generator>LibreOffice/7.6.4.1$Linux_X86_64 LibreOffice_project/60$Build-1</meta:generator>
  </office:meta>
</office:document-meta>
</file>